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a7e85" officeooo:paragraph-rsid="001a7e85"/>
    </style:style>
    <style:style style:name="P2" style:family="paragraph" style:parent-style-name="Text_20_body">
      <style:text-properties officeooo:paragraph-rsid="001ab921"/>
    </style:style>
    <style:style style:name="T1" style:family="text">
      <style:text-properties officeooo:rsid="001a7e85"/>
    </style:style>
    <style:style style:name="T2" style:family="text">
      <style:text-properties officeooo:rsid="001ab9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P</text:span>ersonal dose monitoring in <text:span text:style-name="T1">a hospital environment</text:span></text:h>
      <text:p text:style-name="Text_20_body"/>
      <text:p text:style-name="P1"/>
      <text:p text:style-name="P1"/>
      <text:p text:style-name="P2"><text:span text:style-name="T1">Individual personal dose monitoring is carried out for several key reasons. Firstly, it is important to monitor radiation exposure in healthcare settings due to the potential harmful effects of radiation on individuals. This is particularly relevant for interventional clinicians and nuclear medicine staff who may be exposed to high doses of radiation </text:span><text:reference-mark-start text:name="ZOTERO_ITEM CSL_CITATION {&quot;citationID&quot;:&quot;Zy5xgv7e&quot;,&quot;properties&quot;:{&quot;formattedCitation&quot;:&quot;(Martin et al., 2019; Wernli, 2016)&quot;,&quot;plainCitation&quot;:&quot;(Martin et al., 2019; Wernli, 2016)&quot;,&quot;noteIndex&quot;:0},&quot;citationItems&quot;:[{&quot;id&quot;:7,&quot;uris&quot;:[&quot;http://zotero.org/users/local/W4MJQ67a/items/6AILVSWA&quot;],&quot;itemData&quot;:{&quot;id&quot;:7,&quot;type&quot;:&quot;article-journal&quot;,&quot;container-title&quot;:&quot;Physics in Medicine &amp; Biology&quot;,&quot;title&quot;:&quot;IPEM topical report: personal dose monitoring requirements in healthcare&quot;,&quot;URL&quot;:&quot;https://api.semanticscholar.org/CorpusID:58637863&quot;,&quot;volume&quot;:&quot;64&quot;,&quot;author&quot;:[{&quot;family&quot;:&quot;Martin&quot;,&quot;given&quot;:&quot;C. J.&quot;},{&quot;family&quot;:&quot;Temperton&quot;,&quot;given&quot;:&quot;D. H.&quot;},{&quot;family&quot;:&quot;Jupp&quot;,&quot;given&quot;:&quot;T.&quot;},{&quot;family&quot;:&quot;Hughes&quot;,&quot;given&quot;:&quot;Anthony&quot;}],&quot;issued&quot;:{&quot;date-parts&quot;:[[&quot;2019&quot;]]}}},{&quot;id&quot;:1,&quot;uris&quot;:[&quot;http://zotero.org/users/local/W4MJQ67a/items/UXE78GIV&quot;],&quot;itemData&quot;:{&quot;id&quot;:1,&quot;type&quot;:&quot;article-journal&quot;,&quot;container-title&quot;:&quot;Radiation protection dosimetry&quot;,&quot;page&quot;:&quot;4-7&quot;,&quot;title&quot;:&quot;A SHORT HISTORY AND CRITICAL REVIEW OF INDIVIDUAL MONITORING.&quot;,&quot;volume&quot;:&quot;170 1-4&quot;,&quot;author&quot;:[{&quot;family&quot;:&quot;Wernli&quot;,&quot;given&quot;:&quot;Christian&quot;}],&quot;issued&quot;:{&quot;date-parts&quot;:[[&quot;2016&quot;]]}}}],&quot;schema&quot;:&quot;https://github.com/citation-style-language/schema/raw/master/csl-citation.json&quot;} RNDVkLziAKvxB"/><text:span text:style-name="T1">(Martin et al., 2019; Wernli, 2016)</text:span><text:reference-mark-end text:name="ZOTERO_ITEM CSL_CITATION {&quot;citationID&quot;:&quot;Zy5xgv7e&quot;,&quot;properties&quot;:{&quot;formattedCitation&quot;:&quot;(Martin et al., 2019; Wernli, 2016)&quot;,&quot;plainCitation&quot;:&quot;(Martin et al., 2019; Wernli, 2016)&quot;,&quot;noteIndex&quot;:0},&quot;citationItems&quot;:[{&quot;id&quot;:7,&quot;uris&quot;:[&quot;http://zotero.org/users/local/W4MJQ67a/items/6AILVSWA&quot;],&quot;itemData&quot;:{&quot;id&quot;:7,&quot;type&quot;:&quot;article-journal&quot;,&quot;container-title&quot;:&quot;Physics in Medicine &amp; Biology&quot;,&quot;title&quot;:&quot;IPEM topical report: personal dose monitoring requirements in healthcare&quot;,&quot;URL&quot;:&quot;https://api.semanticscholar.org/CorpusID:58637863&quot;,&quot;volume&quot;:&quot;64&quot;,&quot;author&quot;:[{&quot;family&quot;:&quot;Martin&quot;,&quot;given&quot;:&quot;C. J.&quot;},{&quot;family&quot;:&quot;Temperton&quot;,&quot;given&quot;:&quot;D. H.&quot;},{&quot;family&quot;:&quot;Jupp&quot;,&quot;given&quot;:&quot;T.&quot;},{&quot;family&quot;:&quot;Hughes&quot;,&quot;given&quot;:&quot;Anthony&quot;}],&quot;issued&quot;:{&quot;date-parts&quot;:[[&quot;2019&quot;]]}}},{&quot;id&quot;:1,&quot;uris&quot;:[&quot;http://zotero.org/users/local/W4MJQ67a/items/UXE78GIV&quot;],&quot;itemData&quot;:{&quot;id&quot;:1,&quot;type&quot;:&quot;article-journal&quot;,&quot;container-title&quot;:&quot;Radiation protection dosimetry&quot;,&quot;page&quot;:&quot;4-7&quot;,&quot;title&quot;:&quot;A SHORT HISTORY AND CRITICAL REVIEW OF INDIVIDUAL MONITORING.&quot;,&quot;volume&quot;:&quot;170 1-4&quot;,&quot;author&quot;:[{&quot;family&quot;:&quot;Wernli&quot;,&quot;given&quot;:&quot;Christian&quot;}],&quot;issued&quot;:{&quot;date-parts&quot;:[[&quot;2016&quot;]]}}}],&quot;schema&quot;:&quot;https://github.com/citation-style-language/schema/raw/master/csl-citation.json&quot;} RNDVkLziAKvxB"/><text:span text:style-name="T1">. Secondly, personal dosimetry allows for compliance with regulations and guidelines regarding radiation protection and safety standards </text:span><text:reference-mark-start text:name="ZOTERO_ITEM CSL_CITATION {&quot;citationID&quot;:&quot;wcQUCCBS&quot;,&quot;properties&quot;:{&quot;formattedCitation&quot;:&quot;(Derugin et al., 2023; Terasaki et al., 2017)&quot;,&quot;plainCitation&quot;:&quot;(Derugin et al., 2023; Terasaki et al., 2017)&quot;,&quot;noteIndex&quot;:0},&quot;citationItems&quot;:[{&quot;id&quot;:2,&quot;uris&quot;:[&quot;http://zotero.org/users/local/W4MJQ67a/items/6UR7WWVR&quot;],&quot;itemData&quot;:{&quot;id&quot;:2,&quot;type&quot;:&quot;article-journal&quot;,&quot;container-title&quot;:&quot;Radiation protection dosimetry&quot;,&quot;page&quot;:&quot;767-774&quot;,&quot;title&quot;:&quot;Deep TL: progress of a machine learning aided personal dose monitoring system.&quot;,&quot;volume&quot;:&quot;199 8-9&quot;,&quot;author&quot;:[{&quot;family&quot;:&quot;Derugin&quot;,&quot;given&quot;:&quot;Evelin&quot;},{&quot;family&quot;:&quot;Kröninger&quot;,&quot;given&quot;:&quot;Kevin&quot;},{&quot;family&quot;:&quot;Mentzel&quot;,&quot;given&quot;:&quot;Florian&quot;},{&quot;family&quot;:&quot;Nackenhorst&quot;,&quot;given&quot;:&quot;Olaf&quot;},{&quot;family&quot;:&quot;Walbersloh&quot;,&quot;given&quot;:&quot;Jörg&quot;},{&quot;family&quot;:&quot;Weingarten&quot;,&quot;given&quot;:&quot;Jens&quot;}],&quot;issued&quot;:{&quot;date-parts&quot;:[[&quot;2023&quot;]]}}},{&quot;id&quot;:10,&quot;uris&quot;:[&quot;http://zotero.org/users/local/W4MJQ67a/items/WP3JAUPB&quot;],&quot;itemData&quot;:{&quot;id&quot;:10,&quot;type&quot;:&quot;article-journal&quot;,&quot;container-title&quot;:&quot;Radiological Physics and Technology&quot;,&quot;page&quot;:&quot;189-194&quot;,&quot;title&quot;:&quot;Evaluation of basic characteristics of a semiconductor detector for personal radiation dose monitoring&quot;,&quot;volume&quot;:&quot;10&quot;,&quot;author&quot;:[{&quot;family&quot;:&quot;Terasaki&quot;,&quot;given&quot;:&quot;Kento&quot;},{&quot;family&quot;:&quot;Fujibuchi&quot;,&quot;given&quot;:&quot;Toshioh&quot;},{&quot;family&quot;:&quot;Murazaki&quot;,&quot;given&quot;:&quot;Hiroo&quot;},{&quot;family&quot;:&quot;Kuramoto&quot;,&quot;given&quot;:&quot;T.&quot;},{&quot;family&quot;:&quot;Umezu&quot;,&quot;given&quot;:&quot;Yoshiyuki&quot;},{&quot;family&quot;:&quot;Ishigaki&quot;,&quot;given&quot;:&quot;Yang&quot;},{&quot;family&quot;:&quot;Matsumoto&quot;,&quot;given&quot;:&quot;Yoshinori&quot;}],&quot;issued&quot;:{&quot;date-parts&quot;:[[&quot;2017&quot;]]}}}],&quot;schema&quot;:&quot;https://github.com/citation-style-language/schema/raw/master/csl-citation.json&quot;} RNDf0TxpvDwRl"/><text:span text:style-name="T1">(Derugin et al., 2023; Terasaki et al., 2017)</text:span><text:reference-mark-end text:name="ZOTERO_ITEM CSL_CITATION {&quot;citationID&quot;:&quot;wcQUCCBS&quot;,&quot;properties&quot;:{&quot;formattedCitation&quot;:&quot;(Derugin et al., 2023; Terasaki et al., 2017)&quot;,&quot;plainCitation&quot;:&quot;(Derugin et al., 2023; Terasaki et al., 2017)&quot;,&quot;noteIndex&quot;:0},&quot;citationItems&quot;:[{&quot;id&quot;:2,&quot;uris&quot;:[&quot;http://zotero.org/users/local/W4MJQ67a/items/6UR7WWVR&quot;],&quot;itemData&quot;:{&quot;id&quot;:2,&quot;type&quot;:&quot;article-journal&quot;,&quot;container-title&quot;:&quot;Radiation protection dosimetry&quot;,&quot;page&quot;:&quot;767-774&quot;,&quot;title&quot;:&quot;Deep TL: progress of a machine learning aided personal dose monitoring system.&quot;,&quot;volume&quot;:&quot;199 8-9&quot;,&quot;author&quot;:[{&quot;family&quot;:&quot;Derugin&quot;,&quot;given&quot;:&quot;Evelin&quot;},{&quot;family&quot;:&quot;Kröninger&quot;,&quot;given&quot;:&quot;Kevin&quot;},{&quot;family&quot;:&quot;Mentzel&quot;,&quot;given&quot;:&quot;Florian&quot;},{&quot;family&quot;:&quot;Nackenhorst&quot;,&quot;given&quot;:&quot;Olaf&quot;},{&quot;family&quot;:&quot;Walbersloh&quot;,&quot;given&quot;:&quot;Jörg&quot;},{&quot;family&quot;:&quot;Weingarten&quot;,&quot;given&quot;:&quot;Jens&quot;}],&quot;issued&quot;:{&quot;date-parts&quot;:[[&quot;2023&quot;]]}}},{&quot;id&quot;:10,&quot;uris&quot;:[&quot;http://zotero.org/users/local/W4MJQ67a/items/WP3JAUPB&quot;],&quot;itemData&quot;:{&quot;id&quot;:10,&quot;type&quot;:&quot;article-journal&quot;,&quot;container-title&quot;:&quot;Radiological Physics and Technology&quot;,&quot;page&quot;:&quot;189-194&quot;,&quot;title&quot;:&quot;Evaluation of basic characteristics of a semiconductor detector for personal radiation dose monitoring&quot;,&quot;volume&quot;:&quot;10&quot;,&quot;author&quot;:[{&quot;family&quot;:&quot;Terasaki&quot;,&quot;given&quot;:&quot;Kento&quot;},{&quot;family&quot;:&quot;Fujibuchi&quot;,&quot;given&quot;:&quot;Toshioh&quot;},{&quot;family&quot;:&quot;Murazaki&quot;,&quot;given&quot;:&quot;Hiroo&quot;},{&quot;family&quot;:&quot;Kuramoto&quot;,&quot;given&quot;:&quot;T.&quot;},{&quot;family&quot;:&quot;Umezu&quot;,&quot;given&quot;:&quot;Yoshiyuki&quot;},{&quot;family&quot;:&quot;Ishigaki&quot;,&quot;given&quot;:&quot;Yang&quot;},{&quot;family&quot;:&quot;Matsumoto&quot;,&quot;given&quot;:&quot;Yoshinori&quot;}],&quot;issued&quot;:{&quot;date-parts&quot;:[[&quot;2017&quot;]]}}}],&quot;schema&quot;:&quot;https://github.com/citation-style-language/schema/raw/master/csl-citation.json&quot;} RNDf0TxpvDwRl"/><text:span text:style-name="T1">. Thirdly, monitoring individual doses can help in the development and improvement of radiation protection measures by providing valuable information about the irradiation event </text:span><text:reference-mark-start text:name="ZOTERO_ITEM CSL_CITATION {&quot;citationID&quot;:&quot;A9rCWgOp&quot;,&quot;properties&quot;:{&quot;formattedCitation&quot;:&quot;(Gilvin &amp; Perks, 2011)&quot;,&quot;plainCitation&quot;:&quot;(Gilvin &amp; Perks, 2011)&quot;,&quot;noteIndex&quot;:0},&quot;citationItems&quot;:[{&quot;id&quot;:5,&quot;uris&quot;:[&quot;http://zotero.org/users/local/W4MJQ67a/items/HXWT8VP5&quot;],&quot;itemData&quot;:{&quot;id&quot;:5,&quot;type&quot;:&quot;article-journal&quot;,&quot;container-title&quot;:&quot;Radiation protection dosimetry&quot;,&quot;page&quot;:&quot;102-6&quot;,&quot;title&quot;:&quot;Practical low dose limits for passive personal dosemeters and the implications for uncertainties close to the limit of detection.&quot;,&quot;volume&quot;:&quot;144 1-4&quot;,&quot;author&quot;:[{&quot;family&quot;:&quot;Gilvin&quot;,&quot;given&quot;:&quot;P. J.&quot;},{&quot;family&quot;:&quot;Perks&quot;,&quot;given&quot;:&quot;C. A.&quot;}],&quot;issued&quot;:{&quot;date-parts&quot;:[[&quot;2011&quot;]]}}}],&quot;schema&quot;:&quot;https://github.com/citation-style-language/schema/raw/master/csl-citation.json&quot;} RNDOUBRP3BBYa"/><text:span text:style-name="T1">(Gilvin &amp; Perks, 2011)</text:span><text:reference-mark-end text:name="ZOTERO_ITEM CSL_CITATION {&quot;citationID&quot;:&quot;A9rCWgOp&quot;,&quot;properties&quot;:{&quot;formattedCitation&quot;:&quot;(Gilvin &amp; Perks, 2011)&quot;,&quot;plainCitation&quot;:&quot;(Gilvin &amp; Perks, 2011)&quot;,&quot;noteIndex&quot;:0},&quot;citationItems&quot;:[{&quot;id&quot;:5,&quot;uris&quot;:[&quot;http://zotero.org/users/local/W4MJQ67a/items/HXWT8VP5&quot;],&quot;itemData&quot;:{&quot;id&quot;:5,&quot;type&quot;:&quot;article-journal&quot;,&quot;container-title&quot;:&quot;Radiation protection dosimetry&quot;,&quot;page&quot;:&quot;102-6&quot;,&quot;title&quot;:&quot;Practical low dose limits for passive personal dosemeters and the implications for uncertainties close to the limit of detection.&quot;,&quot;volume&quot;:&quot;144 1-4&quot;,&quot;author&quot;:[{&quot;family&quot;:&quot;Gilvin&quot;,&quot;given&quot;:&quot;P. J.&quot;},{&quot;family&quot;:&quot;Perks&quot;,&quot;given&quot;:&quot;C. A.&quot;}],&quot;issued&quot;:{&quot;date-parts&quot;:[[&quot;2011&quot;]]}}}],&quot;schema&quot;:&quot;https://github.com/citation-style-language/schema/raw/master/csl-citation.json&quot;} RNDOUBRP3BBYa"/><text:span text:style-name="T1">. Lastly, individual monitoring allows for the assessment of dose levels and prediction of potential risks based on local practices, helping to ensure the safety of personnel. </text:span><text:span text:style-name="T2">The key reason for <text:s/>monitoring less individulals is economical which can save $N on a hospital budget given that each personal dose monitor cost $ per year to maintain per individual. <text:s/>Australian radiation regulations require routine monitoring of health-care workers who might receive a whole-body effective radiation dose in excess of 1 mSv/year (check level). In Australian hospitals, routine monitoring with a dosimeter is recommended for levels beyond 300 mSv/year. We aimed to determine the potential radiation exposure to hospital members and whether routine personal radiation dosimetry should be recommended for workers below the threshold level. </text:span></text:p>
      <text:p text:style-name="Text_20_body">Is personal radiation dose monitoring needed <text:s/>in a hospital environment?</text:p>
      <text:p text:style-name="Standard"/>
      <text:p text:style-name="Standard">The papers collectively suggest that personal radiation dose monitoring is needed in a hospital environment. Covens 2007 highlights the importance of routine monitoring for hospital workers exposed to ionizing radiation in various medical applications. García-Sánchez 2018 proposes a low-cost, portable radiation measurement system to overcome the limitations of traditional monitoring systems. Martin 2019 discusses the specific challenges in personal dosimetry for healthcare workers, such as the reduction in eye dose limits and the need for monitoring finger doses in certain occupations. Ittimani 2007 focuses on the potential radiation exposure to trauma team members and suggests the need for routine personal radiation dosimetry.</text:p>
      <text:p text:style-name="Standard"/>
      <text:p text:style-name="Standard"/>
      <text:p text:style-name="Standard"/>
      <text:p text:style-name="Standard"/>
      <text:h text:style-name="Heading_20_1" text:outline-level="1">Referenc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A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0T14:45:43.511074371</meta:creation-date>
    <dc:date>2023-11-10T22:16:02.733687417</dc:date>
    <meta:editing-duration>PT7H12M15S</meta:editing-duration>
    <meta:editing-cycles>2</meta:editing-cycles>
    <meta:generator>LibreOffice/7.4.7.2$Linux_X86_64 LibreOffice_project/40$Build-2</meta:generator>
    <meta:document-statistic meta:table-count="0" meta:image-count="0" meta:object-count="0" meta:page-count="1" meta:paragraph-count="5" meta:word-count="351" meta:character-count="2471" meta:non-whitespace-character-count="2121"/>
    <meta:user-defined meta:name="ZOTERO_PREF_1">&lt;data data-version="3" zotero-version="6.0.30"&gt;&lt;session id="XVGkeEjO"/&gt;&lt;style id="http://www.zotero.org/styles/apa" locale="en-AU" hasBibliography="1" bibliographyStyleHasBeenSet="0"/&gt;&lt;prefs&gt;&lt;pref name="fieldType" value="ReferenceMark"/&gt;&lt;pref name="automa</meta:user-defined>
    <meta:user-defined meta:name="ZOTERO_PREF_2">ticJournalAbbreviations" value="true"/&gt;&lt;/prefs&gt;&lt;/data&gt;</meta:user-defined>
  </office:meta>
</office:document-meta>
</file>